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2308" officeooo:paragraph-rsid="001ecb15"/>
    </style:style>
    <style:style style:name="P9" style:family="paragraph" style:parent-style-name="Table_20_Contents">
      <style:text-properties officeooo:rsid="001d9653" officeooo:paragraph-rsid="001d9653"/>
    </style:style>
    <style:style style:name="P10" style:family="paragraph" style:parent-style-name="Table_20_Contents">
      <style:text-properties officeooo:rsid="001efd87" officeooo:paragraph-rsid="001efd87"/>
    </style:style>
    <style:style style:name="T1" style:family="text">
      <style:text-properties officeooo:rsid="001ecb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9">NFLUX_Y_U(:, 1, 1)</text:p>
            <text:p text:style-name="P9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  <table:table-row>
          <table:table-cell table:style-name="Table1.A2" office:value-type="string">
            <text:p text:style-name="P10">NFLUX_Y_U(:, 1, 0)</text:p>
            <text:p text:style-name="P10">8.1447174927862478E-002 <text:s text:c="2"/>6.1021559929783573E-003 <text:s text:c="2"/>2.7645416815917580E-005</text:p>
          </table:table-cell>
          <table:table-cell table:style-name="Table1.B2" office:value-type="string">
            <text:p text:style-name="P8">NFLUX_Y_D(:, 1, <text:span text:style-name="T1">1</text:span>)</text:p>
            <text:p text:style-name="P7">-8.1447174927862478E-002 <text:s/>-6.1021559929783573E-003 <text:s/>-2.7645416815917580E-00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2T20:19:23.489015862</dc:date>
    <meta:editing-duration>PT4H16M47S</meta:editing-duration>
    <meta:editing-cycles>18</meta:editing-cycles>
    <meta:document-statistic meta:table-count="1" meta:image-count="0" meta:object-count="0" meta:page-count="1" meta:paragraph-count="30" meta:word-count="98" meta:character-count="1654" meta:non-whitespace-character-count="1361"/>
  </office:meta>
</office:document-meta>
</file>